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can not save changes to the category that no longer in database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PLT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PLT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PLT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3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15:5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1-01T15:59:58</dc:date>
    <meta:editing-cycles>609</meta:editing-cycles>
    <meta:editing-duration>P11DT21H11M25S</meta:editing-duration>
    <meta:user-defined meta:name="Info 1"/>
    <meta:user-defined meta:name="Info 2"/>
    <meta:user-defined meta:name="Info 3"/>
    <meta:user-defined meta:name="Info 4"/>
    <meta:document-statistic meta:table-count="9" meta:cell-count="8174" meta:object-count="6"/>
  </office:meta>
</office:document-meta>
</file>